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ACBC755E2D2F830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21cm, 4.942cm, 53.525cm, 5.7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899cm" svg:height="10.988cm" svg:x="1.3cm" svg:y="0.501cm">
          <draw:image xlink:href="Pictures/1000000000000BD000000FC0ACBC755E2D2F830E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7:57:52.432255296</dc:date>
    <meta:editing-duration>PT2M34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